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580000001F501C3D662BC8CC2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 svg:font-family="'Source Sans Pro', 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center" style:justify-single-word="false" fo:orphans="2" fo:widows="2" fo:text-indent="0cm" style:auto-text-indent="false"/>
      <style:text-properties officeooo:paragraph-rsid="001108db"/>
    </style:style>
    <style:style style:name="P2" style:family="paragraph" style:parent-style-name="Standard">
      <style:paragraph-properties fo:margin-left="0cm" fo:margin-right="0cm" fo:text-align="start" style:justify-single-word="false" fo:orphans="2" fo:widows="2" fo:text-indent="0cm" style:auto-text-indent="false"/>
      <style:text-properties officeooo:paragraph-rsid="001108db"/>
    </style:style>
    <style:style style:name="P3" style:family="paragraph" style:parent-style-name="Standard">
      <style:paragraph-properties fo:margin-left="0cm" fo:margin-right="0cm" fo:text-align="justify" style:justify-single-word="false" fo:orphans="2" fo:widows="2" fo:text-indent="0cm" style:auto-text-indent="false"/>
      <style:text-properties style:font-name="Arial" fo:font-size="12pt" officeooo:paragraph-rsid="001108db" style:font-size-asian="12pt" style:font-size-complex="12pt"/>
    </style:style>
    <style:style style:name="P4" style:family="paragraph" style:parent-style-name="Text_20_body">
      <style:paragraph-properties fo:margin-left="0cm" fo:margin-right="0cm" fo:text-align="justify" style:justify-single-word="false" fo:orphans="2" fo:widows="2" fo:text-indent="0cm" style:auto-text-indent="false"/>
      <style:text-properties style:font-name="Arial" fo:font-size="12pt" officeooo:paragraph-rsid="001108db" style:font-size-asian="12pt" style:font-size-complex="12pt"/>
    </style:style>
    <style:style style:name="P5" style:family="paragraph" style:parent-style-name="Text_20_body" style:master-page-name="">
      <loext:graphic-properties draw:fill="none"/>
      <style:paragraph-properties fo:margin-left="0cm" fo:margin-right="0cm" fo:margin-top="0cm" fo:margin-bottom="0.247cm" loext:contextual-spacing="false" fo:line-height="115%" fo:text-align="justify" style:justify-single-word="false" fo:text-indent="0cm" style:auto-text-indent="false" style:page-number="auto" fo:background-color="transparent"/>
      <style:text-properties style:font-name="Arial" fo:font-size="12pt" officeooo:paragraph-rsid="001108db" style:font-size-asian="12pt" style:font-size-complex="12pt"/>
    </style:style>
    <style:style style:name="P6" style:family="paragraph" style:parent-style-name="Text_20_body">
      <style:paragraph-properties fo:line-height="115%" fo:text-align="justify" style:justify-single-word="false"/>
      <style:text-properties style:font-name="Arial" fo:font-size="12pt" officeooo:paragraph-rsid="001108db" style:font-size-asian="12pt" style:font-size-complex="12pt"/>
    </style:style>
    <style:style style:name="P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464646" style:font-name="Arial" fo:font-size="12pt" fo:letter-spacing="normal" fo:font-style="normal" fo:font-weight="bold" officeooo:rsid="0021385e" officeooo:paragraph-rsid="00129aa7" style:font-size-asian="12pt" style:font-weight-asian="bold" style:font-size-complex="12pt" style:font-weight-complex="bold"/>
    </style:style>
    <style:style style:name="P8" style:family="paragraph" style:parent-style-name="Standard">
      <style:paragraph-properties fo:text-align="justify" style:justify-single-word="false" fo:orphans="2" fo:widows="2"/>
      <style:text-properties fo:font-variant="normal" fo:text-transform="none" fo:color="#464646" style:font-name="Arial" fo:font-size="12pt" fo:letter-spacing="normal" fo:font-style="normal" fo:font-weight="normal" officeooo:rsid="0029109a" officeooo:paragraph-rsid="00129aa7" style:font-size-asian="12pt" style:font-weight-asian="normal" style:font-size-complex="12pt" style:font-weight-complex="normal"/>
    </style:style>
    <style:style style:name="T1" style:family="text">
      <style:text-properties fo:language="en" fo:country="US"/>
    </style:style>
    <style:style style:name="T2" style:family="text">
      <style:text-properties fo:language="en" fo:country="US" officeooo:rsid="00129aa7"/>
    </style:style>
    <style:style style:name="T3" style:family="text">
      <style:text-properties fo:font-variant="normal" fo:text-transform="none" fo:color="#464646" style:font-name="Source Sans Pro" fo:font-size="14.25pt" fo:letter-spacing="normal" fo:font-style="normal" fo:font-weight="normal"/>
    </style:style>
    <style:style style:name="T4" style:family="text">
      <style:text-properties fo:font-variant="normal" fo:text-transform="none" fo:color="#464646" style:font-name="Source Sans Pro" fo:font-size="14.25pt" fo:letter-spacing="normal" fo:font-style="normal" fo:font-weight="normal" officeooo:rsid="00055225"/>
    </style:style>
    <style:style style:name="T5" style:family="text">
      <style:text-properties fo:font-variant="normal" fo:text-transform="none" fo:color="#049ccf" style:text-line-through-style="none" style:text-line-through-type="none" style:font-name="Source Sans Pro" fo:font-size="14.25pt" fo:letter-spacing="normal" fo:font-style="normal" style:text-underline-style="none" fo:font-weight="normal" style:text-blinking="false" fo:background-color="#ffffff" loext:char-shading-value="0"/>
    </style:style>
    <style:style style:name="T6" style:family="text">
      <style:text-properties fo:language="el" fo:country="GR"/>
    </style:style>
    <style:style style:name="T7" style:family="text">
      <style:text-properties fo:language="el" fo:country="GR" officeooo:rsid="00129aa7"/>
    </style:style>
    <style:style style:name="fr1" style:family="graphic" style:parent-style-name="Graphics">
      <style:graphic-properties fo:margin-left="0cm" fo:margin-right="0cm" fo:margin-top="0cm" fo:margin-bottom="0cm" style:vertical-pos="middle" style:vertical-rel="paragraph" style:horizontal-pos="left"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7">Ο κώδικας είναι σε μορφή </text:span><text:span text:style-name="T2">block </text:span><text:span text:style-name="T7">γιατί η</text:span> <text:span text:style-name="T6">μετατροπή</text:span> των <text:span text:style-name="T1">block </text:span>του κώδικα σε <text:span text:style-name="T1">python </text:span><text:span text:style-name="T6">δεν πραγματοποιείται για τη συσκευή </text:span><text:span text:style-name="T1">mbot.</text:span></text:p>
      <text:p text:style-name="P7"/>
      <text:p text:style-name="P4">Το αυτοκίνητο κινείται στη μαύρη γραμμή και στρίβει λίγο αριστερά ή δεξιά για να παραμείνει στη γραμμή. Όταν φτάσει στο άσπρο χρώμα ελέγχει αν υπάρχει ελεύθερη θέση πρώτα αριστερά και μετά δεξιά. Αν δεν παρκάρει συνεχίζει την κίνησή του στη μαύρη γραμμή. Η διαδικασία επαναλαμβάνεται ως την έξοδο.</text:p>
      <text:p text:style-name="P5">Αν βρεθεί σε άσπρο χρώμα έχοντας χάσει την κατεύθυνσή του δεν προσπαθεί να παρκάρει αλλά κινείται προς τα πίσω μέχρι να ξαναβρεί τη γραμμή. Επίσης, δεν προσπαθεί να παρκάρει σε θέση που έχει ήδη ελέγξει αλλά συνεχίζει την κίνησή του στη μαύρη γραμμή. </text:p>
      <text:p text:style-name="P4">Ξεκινώντας, δίνουμε αρχικές τιμές στις μεταβλητές. Η μεταβλητή <text:span text:style-name="T1">POWER</text:span> καθορίζει τη δύναμη με την οποία θα κινείται το αυτοκίνητο. Η μεταβλητή ΚΙΝΕΙΤΑΙ παίρνει τις τιμές 1 ή 0 και χρησιμοποιείται για να κλείνουν τα φώτα του αυτοκινήτου. Η μεταβλητή ΚΑΤΕΙΛΗΜΜΕΝΕΣ  χρησιμοποιείται, όπως και το χρονόμετρο (<text:span text:style-name="T1">timer</text:span>) όταν το ρομποτάκι, περνώντας από τη μια μαύρη γραμμή στην άλλη, χάσει την κατεύθυνσή του, όπως θα δούμε στη συνέχεια. Στην αρχή κάθε μαύρης γραμμής το χρονόμετρο και η μεταβλητή ΚΑΤΕΙΛΗΜΜΕΝΕΣ μηδενίζονται.</text:p>
      <text:p text:style-name="P6">Μέχρι την έξοδο, δηλαδή μέχρι να δει ένα αντικείμενο σε απόσταση 7 εκατοστά, το ρομποτάκι επαναλαμβάνει μέχρι να παρκάρει: προχωράει μπροστά ως το άσπρο χρώμα, προσπαθεί να παρκάρει πρώτα αριστερά, μετά δεξιά.</text:p>
      <text:p text:style-name="P6"/>
      <text:p text:style-name="P6">ΠΡΟΧΩΡΗΣΕ ΜΠΡΟΣΤΑ</text:p>
      <text:p text:style-name="P6">Μέχρι το άσπρο χρώμα, δηλαδή μέχρι ο αισθητήρας παρακολούθησης της γραμμής να επιστρέψει την τιμή 3, το ρομποτάκι επαναλαμβάνει:</text:p>
      <text:p text:style-name="P6">Αν ο αισθητήρας επιστρέψει την τιμή 0, το ρομποτάκι βλέπει αριστερά και δεξιά μαύρο γι’ αυτό κινείται μπροστά. Αν η τιμή είναι 1, βλέπει αριστερά μαύρο και δεξιά άσπρο γι’ αυτό στρίβει αριστερά. Ανάλογα, αν η τιμή είναι 0, βλέπει δεξιά μαύρο και αριστερά άσπρο γι’ αυτό στρίβει δεξιά. </text:p>
      <text:p text:style-name="P6">Αν η ΚΑΤΕΙΛΗΜΜΕΝΕΣ έχει τιμή 1 σημαίνει ότι το ρομποτάκι έχασε τη μαύρη γραμμή και πήγε προς τα πίσω για να τη βρει. Σε αυτή την περίπτωση και ενώ βρίσκεται στο άσπρο χρώμα δεν προσπαθεί να παρκάρει αλλά προχωρά στην επόμενη μαύρη γραμμή και μηδενίζει το χρονόμετρο και την μεταβλητή ΚΑΤΕΙΛΗΜΜΕΝΕΣ.</text:p>
      <text:p text:style-name="P6"/>
      <text:p text:style-name="P6">ΠΑΡΚΑΡΕ ΑΡΙΣΤΕΡΑ</text:p>
      <text:p text:style-name="P6">Ο βασικός έλεγχος για να παρκάρει αριστερά είναι να βρίσκεται στο άσπρο χρώμα. Επίσης, πρέπει να έχουν περάσει πάνω από 2 δευτερόλεπτα από την προηγούμενη προσπάθεια παρκαρίσματος, δηλαδή δεν προσπαθεί να παρκάρει επειδή βρέθηκε κατά λάθος στο άσπρο χρώμα. Επιπλέον, πρέπει η τιμή της ΚΑΤΕΙΛΗΜΜΕΝΕΣ να είναι 0, δηλαδή δε χρειάστηκε να πάει πίσω έχοντας ξαναπεράσει από αυτή τη θέση.</text:p>
      <text:p text:style-name="P6"><text:soft-page-break/>Σε αυτή την περίπτωση, στρίβει αριστερά και αν δεν βλέπει παρκαρισμένο αυτοκίνητο, προχωρά μπροστά, σταματάει να κινείται, η μεταβλητή ΚΙΝΕΙΤΑΙ γίνεται 0, κλείνουν τα φώτα, καλείται το μπλοκ και σταματούν τα σενάρια. Αν υπάρχει παρκαρισμένο αυτοκίνητο στρίβει δεξιά.</text:p>
      <text:p text:style-name="P6">Αν η μεταβλητή ΚΑΤΕΙΛΗΜΜΕΝΕΣ είναι 1 σταματά το σενάριο.</text:p>
      <text:p text:style-name="P6">Αν το <text:span text:style-name="T1">timer</text:span> είναι μικρότερο του 2 βρίσκεται κατά λάθος στο άσπρο χρώμα και πάει πίσω για να βρει τη μαύρη γραμμή. Η ΚΑΤΕΙΛΗΜΜΕΝΕΣ γίνεται 1.</text:p>
      <text:p text:style-name="P6"/>
      <text:p text:style-name="P6"/>
      <text:p text:style-name="P6">ΠΑΡΚΑΡΕ ΔΕΞΙΑ</text:p>
      <text:p text:style-name="P6">Ανάλογα, για να παρκάρει δεξιά πρέπει  να βρίσκεται στο άσπρο χρώμα. Επίσης, πρέπει να έχουν περάσει πάνω από 2 δευτερόλεπτα από την προηγούμενη προσπάθεια παρκαρίσματος  και η τιμή της ΚΑΤΕΙΛΗΜΜΕΝΕΣ να είναι 0.</text:p>
      <text:p text:style-name="P6">Στρίβει δεξιά και αν δεν βλέπει παρκαρισμένο αυτοκίνητο, προχωρά μπροστά, σταματάει να κινείται, η μεταβλητή ΚΙΝΕΙΤΑΙ γίνεται 0, κλείνουν τα φώτα, καλείται το μπλοκ ΕΠΙΤΥΧΙΑ και σταματούν τα σενάρια. Αν υπάρχει παρκαρισμένο αυτοκίνητο στρίβει αριστερά, κινείται μπροστά στην επόμενη μαύρη γραμμή και μηδενίζει το χρονόμετρο.</text:p>
      <text:p text:style-name="P6"/>
      <text:p text:style-name="P6">ΠΙΣΩ</text:p>
      <text:p text:style-name="P6">Μέχρι ο αισθητήρας παρακολούθησης γραμμής να επιστρέψει τιμή 0 (μαύρο χρώμα) το ρομποτάκι επαναλαμβάνει:</text:p>
      <text:p text:style-name="P6">Αν η τιμή του αισθητήρα είναι 3 βλέπει άσπρο και κινείται προς τα πίσω. Αν η τιμή είναι 1 βλέπει μαύρο αριστερά και άσπρο δεξιά και κινείται αριστερά. Αν η τιμή είναι 0 βλέπει μαύρο δεξιά και άσπρο αριστερά και κινείται δεξιά.</text:p>
      <text:p text:style-name="P6"/>
      <text:p text:style-name="P6">ΕΠΙΤΥΧΙΑ</text:p>
      <text:p text:style-name="P6">Ανάβει μπλε φως αριστερά και κόκκινο δεξιά. Ακούγονται 3 νότες.</text:p>
      <text:p text:style-name="P6"/>
      <text:p text:style-name="P6">ΦΩΤΑ</text:p>
      <text:p text:style-name="P6">Αν η ένταση του φωτός είναι μικρότερη από 800 και το αυτοκίνητο κινείται, δηλαδή η μεταβλητή ΚΙΝΕΙΤΑΙ έχει τιμή 1 ανάβουν τα φώτα του αυτοκινήτου.</text:p>
      <text:p text:style-name="P3"/>
      <text:p text:style-name="P1"><draw:a xlink:type="simple" xlink:href="http://creativecommons.org/licenses/by/4.0/"><draw:frame draw:style-name="fr1" draw:name="Εικόνα8" text:anchor-type="char" svg:width="2.381cm" svg:height="0.873cm" draw:z-index="0"><draw:image xlink:href="Pictures/10000201000000580000001F501C3D662BC8CC27.png" xlink:type="simple" xlink:show="embed" xlink:actuate="onLoad"/><svg:title>Άδεια Creative Commons</svg:title></draw:frame></draw:a><text:line-break/><text:span text:style-name="T3">Αυτ</text:span><text:span text:style-name="T4">ή η</text:span><text:span text:style-name="T3"> εργασία χορηγείται με άδεια </text:span><text:a xlink:type="simple" xlink:href="http://creativecommons.org/licenses/by/4.0/" text:style-name="Internet_20_link" text:visited-style-name="Visited_20_Internet_20_Link"><text:span text:style-name="T5">Creative Commons Αναφορά Δημιουργού 4.0 Διεθνές </text:span></text:a><text:span text:style-name="T3">.</text:span> </text:p>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 svg:font-family="'Source Sans Pro', 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6T19:27:53.997000000</meta:creation-date>
    <dc:date>2019-04-21T17:12:05.363000000</dc:date>
    <meta:editing-duration>PT5M6S</meta:editing-duration>
    <meta:editing-cycles>2</meta:editing-cycles>
    <meta:generator>LibreOffice/5.2.4.2$Windows_x86 LibreOffice_project/3d5603e1122f0f102b62521720ab13a38a4e0eb0</meta:generator>
    <meta:document-statistic meta:table-count="0" meta:image-count="1" meta:object-count="0" meta:page-count="2" meta:paragraph-count="25" meta:word-count="665" meta:character-count="4170" meta:non-whitespace-character-count="3523"/>
  </office:meta>
</office:document-meta>
</file>